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 : accueil</text:p>
      <text:p text:style-name="Standard"/>
      <text:p text:style-name="Standard">formulaire de recherche pour rechercher les musicien par profil</text:p>
      <text:p text:style-name="Standard">carte interactive permettant de situer les musiciens</text:p>
      <text:p text:style-name="Standard">cliquer sur les musicien présents sur la map permet d'accéder à leur profil</text:p>
      <text:p text:style-name="Standard">on obtient des objet "profil" avec des variable</text:p>
      <text:p text:style-name="Standard"/>
      <text:p text:style-name="Standard">page : mon profil</text:p>
      <text:p text:style-name="Standard"/>
      <text:p text:style-name="Standard">contiens des élements de classe "info"</text:p>
      <text:p text:style-name="Standard">éditable par l'utilisateur via un formulaire et modifiable à tout moment sur la page.</text:p>
      <text:p text:style-name="Standard">"info" :</text:p>
      <text:p text:style-name="Standard"><text:tab/>#pseudo (texte)</text:p>
      <text:p text:style-name="Standard"><text:tab/>#age (nombre)</text:p>
      <text:p text:style-name="Standard"><text:tab/>#description (texte)</text:p>
      <text:p text:style-name="Standard"><text:tab/>#localisation (map interactive)</text:p>
      <text:p text:style-name="Standard"><text:tab/>#instrument (cases à cocher)</text:p>
      <text:p text:style-name="Standard"><text:tab/>#style (case à cocher) </text:p>
      <text:p text:style-name="Standard"><text:tab/>#intermittent (booléen)</text:p>
      <text:p text:style-name="Standard"><text:tab/>#haveABand (booléen)</text:p>
      <text:p text:style-name="Standard"><text:tab/>#needABand (booléen)</text:p>
      <text:p text:style-name="Standard"><text:tab/>#publicity (texte)</text:p>
      <text:p text:style-name="Standard"/>
      <text:p text:style-name="Standard">page : messagerie</text:p>
      <text:p text:style-name="Standard"/>
      <text:p text:style-name="Standard">affiche différent fil de conversation en fonction du profil, permet de démarrer une conversation, de gérer les conversation, de bloquer quelqu'un, </text:p>
      <text:p text:style-name="Standard"/>
      <text:p text:style-name="Standard"/>
      <text:p text:style-name="Standard"><text:tab/></text:p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jet : le réseau des zik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6T14:47:17.36</meta:creation-date>
    <dc:date>2022-12-16T15:55:03.77</dc:date>
    <meta:editing-duration>PT52M5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24" meta:word-count="121" meta:character-count="814"/>
  </office:meta>
</office:document-meta>
</file>